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orphans="1" fo:text-indent="0cm" style:auto-text-indent="false"/>
    </style:style>
    <style:style style:name="P2" style:family="paragraph" style:parent-style-name="Text_20_body">
      <style:paragraph-properties fo:orphans="1"/>
    </style:style>
    <style:style style:name="P3" style:family="paragraph" style:parent-style-name="Text_20_body" style:list-style-name="L1">
      <style:paragraph-properties fo:margin-top="0cm" fo:margin-bottom="0cm" style:contextual-spacing="false" fo:orphans="1"/>
    </style:style>
    <style:style style:name="P4" style:family="paragraph" style:parent-style-name="Text_20_body" style:list-style-name="L1">
      <style:paragraph-properties fo:orphans="1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6" style:family="paragraph" style:parent-style-name="Text_20_body" style:list-style-name="L2">
      <style:paragraph-properties fo:margin-top="0cm" fo:margin-bottom="0cm" style:contextual-spacing="false" fo:orphans="1"/>
    </style:style>
    <style:style style:name="P7" style:family="paragraph" style:parent-style-name="Text_20_body" style:list-style-name="L2">
      <style:paragraph-properties fo:orphans="1"/>
    </style:style>
    <style:style style:name="P8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  <style:text-properties fo:font-style="italic"/>
    </style:style>
    <style:style style:name="P9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background-color="transparent" fo:padding="0cm" fo:border="none"/>
    </style:style>
    <style:style style:name="P10" style:family="paragraph" style:parent-style-name="Text_20_body" style:list-style-name="L3">
      <style:paragraph-properties fo:orphans="1"/>
    </style:style>
    <style:style style:name="P11" style:family="paragraph" style:parent-style-name="Text_20_body" style:list-style-name="L4">
      <style:paragraph-properties fo:margin-top="0cm" fo:margin-bottom="0cm" style:contextual-spacing="false" fo:orphans="1"/>
    </style:style>
    <style:style style:name="P12" style:family="paragraph" style:parent-style-name="Text_20_body" style:list-style-name="L4">
      <style:paragraph-properties fo:orphans="1"/>
    </style:style>
    <style:style style:name="P13" style:family="paragraph" style:parent-style-name="Text_20_body" style:list-style-name="L5">
      <style:paragraph-properties fo:orphans="1"/>
    </style:style>
    <style:style style:name="P14" style:family="paragraph" style:parent-style-name="Text_20_body" style:list-style-name="L6">
      <style:paragraph-properties fo:margin-top="0cm" fo:margin-bottom="0cm" style:contextual-spacing="false" fo:orphans="1"/>
    </style:style>
    <style:style style:name="P15" style:family="paragraph" style:parent-style-name="Text_20_body" style:list-style-name="L6">
      <style:paragraph-properties fo:orphans="1"/>
    </style:style>
    <style:style style:name="P16" style:family="paragraph" style:parent-style-name="Text_20_body" style:list-style-name="L7">
      <style:paragraph-properties fo:orphans="1"/>
    </style:style>
    <style:style style:name="P17" style:family="paragraph" style:parent-style-name="Text_20_body" style:list-style-name="L8">
      <style:paragraph-properties fo:orphans="1"/>
    </style:style>
    <style:style style:name="P18" style:family="paragraph" style:parent-style-name="Text_20_body" style:list-style-name="L9">
      <style:paragraph-properties fo:orphans="1"/>
    </style:style>
    <style:style style:name="P19" style:family="paragraph" style:parent-style-name="Text_20_body" style:list-style-name="L10">
      <style:paragraph-properties fo:orphans="1"/>
    </style:style>
    <style:style style:name="P20" style:family="paragraph" style:parent-style-name="Text_20_body" style:list-style-name="L11">
      <style:paragraph-properties fo:orphans="1"/>
    </style:style>
    <style:style style:name="P21" style:family="paragraph" style:parent-style-name="Text_20_body" style:list-style-name="L12">
      <style:paragraph-properties fo:orphans="1"/>
    </style:style>
    <style:style style:name="P22" style:family="paragraph" style:parent-style-name="Text_20_body" style:list-style-name="L13">
      <style:paragraph-properties fo:orphans="1"/>
    </style:style>
    <style:style style:name="P23" style:family="paragraph" style:parent-style-name="Text_20_body" style:list-style-name="L14">
      <style:paragraph-properties fo:margin-top="0cm" fo:margin-bottom="0cm" style:contextual-spacing="false" fo:orphans="1"/>
    </style:style>
    <style:style style:name="P24" style:family="paragraph" style:parent-style-name="Text_20_body" style:list-style-name="L14">
      <style:paragraph-properties fo:orphans="1"/>
    </style:style>
    <style:style style:name="P25" style:family="paragraph" style:parent-style-name="Text_20_body" style:list-style-name="L15">
      <style:paragraph-properties fo:margin-top="0cm" fo:margin-bottom="0cm" style:contextual-spacing="false" fo:orphans="1"/>
    </style:style>
    <style:style style:name="P26" style:family="paragraph" style:parent-style-name="Text_20_body" style:list-style-name="L15">
      <style:paragraph-properties fo:orphans="1"/>
    </style:style>
    <style:style style:name="P27" style:family="paragraph" style:parent-style-name="Text_20_body" style:list-style-name="L16">
      <style:paragraph-properties fo:margin-top="0cm" fo:margin-bottom="0cm" style:contextual-spacing="false" fo:orphans="1"/>
    </style:style>
    <style:style style:name="P28" style:family="paragraph" style:parent-style-name="Text_20_body" style:list-style-name="L16">
      <style:paragraph-properties fo:orphans="1"/>
    </style:style>
    <style:style style:name="T1" style:family="text">
      <style:text-properties fo:color="#61afef" loext:opacity="100%" fo:font-family="'var font-mono'" fo:background-color="transparent" loext:char-shading-value="0"/>
    </style:style>
    <style:style style:name="T2" style:family="text">
      <style:text-properties fo:color="#abb2bf" loext:opacity="100%" fo:font-family="'var font-mono'" fo:background-color="transparent" loext:char-shading-value="0"/>
    </style:style>
    <style:style style:name="T3" style:family="text">
      <style:text-properties fo:color="#5c6370" loext:opacity="100%" fo:font-family="'var font-mono'" fo:background-color="transparent" loext:char-shading-value="0"/>
    </style:style>
    <style:style style:name="T4" style:family="text">
      <style:text-properties fo:color="#d19a66" loext:opacity="100%" fo:font-family="'var font-mono'" fo:background-color="transparent" loext:char-shading-value="0"/>
    </style:style>
    <style:style style:name="T5" style:family="text">
      <style:text-properties fo:color="#5c6370" loext:opacity="100%" fo:font-family="'var font-mono'" fo:font-style="italic" fo:background-color="transparent" loext:char-shading-value="0"/>
    </style:style>
    <style:style style:name="T6" style:family="text">
      <style:text-properties fo:color="#98c379" loext:opacity="100%" fo:font-family="'var font-mono'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gging files in sway wm with two windows open in same workspace - does not wor, I am trying to upload files using thunar from my local drive to one drive. Why?</text:p>
      <text:p text:style-name="P1">The issue you're experiencing with drag-and-drop not working between Thunar and OneDrive in Sway is likely due to a few common causes:</text:p>
      <text:p text:style-name="P2"><text:span text:style-name="Strong_20_Emphasis">Wayland vs X11 compatibility</text:span>: Sway uses Wayland, and drag-and-drop between applications can be problematic when one application doesn't fully support Wayland's drag-and-drop protocol. OneDrive (if you're using the web interface) runs in a browser, which may have limited Wayland drag-and-drop support.</text:p>
      <text:p text:style-name="P2"><text:span text:style-name="Strong_20_Emphasis">Focus and window management</text:span>: Sway's tiling window manager might be interfering with the drag operation. The window focus behavior in tiling WMs can interrupt drag-and-drop gestures before they complete.</text:p>
      <text:p text:style-name="P2"><text:span text:style-name="Strong_20_Emphasis">XWayland applications</text:span>: If Thunar or your browser is running through XWayland (X11 compatibility layer), drag-and-drop between native Wayland and XWayland applications often fails.</text:p>
      <text:p text:style-name="P2"><text:span text:style-name="Strong_20_Emphasis">Possible solutions</text:span>:</text:p>
      <text:list text:style-name="L1">
        <text:list-item>
          <text:p text:style-name="P3"><text:span text:style-name="Strong_20_Emphasis">Use keyboard shortcuts</text:span>: Try Ctrl+C in Thunar and Ctrl+V in the OneDrive interface instead of dragging </text:p>
        </text:list-item>
        <text:list-item>
          <text:p text:style-name="P3"><text:span text:style-name="Strong_20_Emphasis">Check application protocols</text:span>: Run <text:span text:style-name="Source_20_Text">xlsclients</text:span> to see which apps are using XWayland vs native Wayland </text:p>
        </text:list-item>
        <text:list-item>
          <text:p text:style-name="P3"><text:span text:style-name="Strong_20_Emphasis">Browser settings</text:span>: If using OneDrive web, try a different browser or check if your browser has better Wayland support </text:p>
        </text:list-item>
        <text:list-item>
          <text:p text:style-name="P3"><text:span text:style-name="Strong_20_Emphasis">Alternative file manager</text:span>: Try a different file manager that might have better Wayland drag-and-drop support </text:p>
        </text:list-item>
        <text:list-item>
          <text:p text:style-name="P4"><text:span text:style-name="Strong_20_Emphasis">Upload via interface</text:span>: Use OneDrive's built-in upload button instead of drag-and-drop </text:p>
        </text:list-item>
      </text:list>
      <text:p text:style-name="P2">The most reliable workaround is usually to use the OneDrive web interface's upload button rather than relying on drag-and-drop in Wayland environments.</text:p>
      <text:p text:style-name="P1">R</text:p>
      <text:p text:style-name="P2">Which alternative?</text:p>
      <text:p text:style-name="P2"><text:span text:style-name="Strong_20_Emphasis">Alternative file manager</text:span>: Try a different file manager that might have better Wayland drag-and-drop support</text:p>
      <text:p text:style-name="P1">Here are some file managers with better Wayland drag-and-drop support that you could try:</text:p>
      <text:p text:style-name="P2"><text:span text:style-name="Strong_20_Emphasis">Nautilus (GNOME Files)</text:span> - Generally has the best Wayland drag-and-drop implementation since GNOME was early to adopt Wayland. Install with <text:span text:style-name="Source_20_Text">sudo pacman -S nautilus</text:span> (Arch) or equivalent.</text:p>
      <text:p text:style-name="P2"><text:span text:style-name="Strong_20_Emphasis">Dolphin (KDE)</text:span> - KDE's file manager also has solid Wayland support, especially for drag-and-drop operations. Install with <text:span text:style-name="Source_20_Text">sudo pacman -S dolphin</text:span> or your distro's equivalent.</text:p>
      <text:p text:style-name="P2"><text:span text:style-name="Strong_20_Emphasis">PCManFM-Qt</text:span> - The Qt version tends to handle Wayland drag-and-drop better than the GTK version (PCManFM). Install with <text:span text:style-name="Source_20_Text">sudo pacman -S pcmanfm-qt</text:span>.</text:p>
      <text:p text:style-name="P2"><text:span text:style-name="Strong_20_Emphasis">Nemo</text:span> - Cinnamon's file manager, fork of Nautilus, often works well with drag-and-drop on Wayland. Install with <text:span text:style-name="Source_20_Text">sudo pacman -S nemo</text:span>.</text:p>
      <text:p text:style-name="P2"><text:span text:style-name="Strong_20_Emphasis">Most likely to work</text:span>: Nautilus is your best bet since GNOME has the most mature Wayland drag-and-drop implementation. Dolphin would be second choice if you don't mind pulling in some KDE dependencies.</text:p>
      <text:p text:style-name="P2"><text:soft-page-break/>You can test by installing one of these, opening it alongside your browser with OneDrive, and trying the same drag-and-drop operation. If it works, you can either use it permanently or just for OneDrive uploads.</text:p>
      <text:p text:style-name="P1">R</text:p>
      <text:p text:style-name="P2">Installing: nautilus x86_64 49~alpha-1.fc43 rawhide 13.7 MiB Installing dependencies: gnome-autoar x86_64 0.4.5-2.fc42 rawhide 159.0 KiB gnome-desktop3 x86_64 44.3-1.fc43 rawhide 3.0 MiB gnome-desktop4 x86_64 44.3-1.fc43 rawhide 455.1 KiB libportal x86_64 0.9.1-1.fc43 rawhide 232.7 KiB libportal-gtk4 x86_64 0.9.1-1.fc43 rawhide 27.9 KiB nautilus-extensions x86_64 49~alpha-1.fc43 rawhide 82.7 KiB nautilus-python x86_64 4.0.1-5.fc43 rawhide 58.3 KiB Installing weak dependencies: blueman-nautilus noarch 1:2.4.6-1.fc43 rawhide 1.7 KiB Transaction Summary: Installing: 9 packages Total size of inbound packages is 4 MiB. Need to download 4 MiB. After this operation, 18 MiB extra will be used (install 18 MiB, remove 0 B). Segmentation fault admin@fedora-rh-nvme-external:~$ ^C admin@fedora-rh-nvme-external:~$ nautilus bash: nautilus: command not found</text:p>
      <text:p text:style-name="P1">The segmentation fault during installation is problematic. Here are some steps to troubleshoot and get a working file manager:</text:p>
      <text:p text:style-name="P2"><text:span text:style-name="Strong_20_Emphasis">First, try to fix the broken installation:</text:span></text:p>
      <text:p text:style-name="P2">bash</text:p>
      <text:p text:style-name="P5"><text:span text:style-name="Source_20_Text"><text:span text:style-name="T1">sudo</text:span></text:span><text:span text:style-name="Source_20_Text"><text:span text:style-name="T2"> dnf clean all</text:span></text:span></text:p>
      <text:p text:style-name="P5"><text:span text:style-name="Source_20_Text"><text:span text:style-name="T1">sudo</text:span></text:span><text:span text:style-name="Source_20_Text"><text:span text:style-name="T2"> dnf </text:span></text:span><text:span text:style-name="Source_20_Text"><text:span text:style-name="T1">install</text:span></text:span><text:span text:style-name="Source_20_Text"><text:span text:style-name="T2"> --refresh nautilus</text:span></text:span></text:p>
      <text:p text:style-name="P2">If that still segfaults, try:</text:p>
      <text:p text:style-name="P2">bash</text:p>
      <text:p text:style-name="P5"><text:span text:style-name="Source_20_Text"><text:span text:style-name="T1">sudo</text:span></text:span><text:span text:style-name="Source_20_Text"><text:span text:style-name="T2"> dnf check</text:span></text:span></text:p>
      <text:p text:style-name="P5"><text:span text:style-name="Source_20_Text"><text:span text:style-name="T1">sudo</text:span></text:span><text:span text:style-name="Source_20_Text"><text:span text:style-name="T2"> dnf distro-sync</text:span></text:span></text:p>
      <text:p text:style-name="P2"><text:span text:style-name="Strong_20_Emphasis">Alternative lightweight options for Fedora:</text:span></text:p>
      <text:p text:style-name="P2"><text:span text:style-name="Strong_20_Emphasis">PCManFM-Qt</text:span> (smaller footprint):</text:p>
      <text:p text:style-name="P2">bash</text:p>
      <text:p text:style-name="P5"><text:span text:style-name="Source_20_Text"><text:span text:style-name="T1">sudo</text:span></text:span><text:span text:style-name="Source_20_Text"><text:span text:style-name="T2"> dnf </text:span></text:span><text:span text:style-name="Source_20_Text"><text:span text:style-name="T1">install</text:span></text:span><text:span text:style-name="Source_20_Text"><text:span text:style-name="T2"> pcmanfm-qt</text:span></text:span></text:p>
      <text:p text:style-name="P2"><text:span text:style-name="Strong_20_Emphasis">Nemo</text:span> (if available):</text:p>
      <text:p text:style-name="P2">bash</text:p>
      <text:p text:style-name="P5"><text:span text:style-name="Source_20_Text"><text:span text:style-name="T1">sudo</text:span></text:span><text:span text:style-name="Source_20_Text"><text:span text:style-name="T2"> dnf </text:span></text:span><text:span text:style-name="Source_20_Text"><text:span text:style-name="T1">install</text:span></text:span><text:span text:style-name="Source_20_Text"><text:span text:style-name="T2"> nemo</text:span></text:span></text:p>
      <text:p text:style-name="P2"><text:span text:style-name="Strong_20_Emphasis">Dolphin</text:span> (if you're okay with KDE deps):</text:p>
      <text:p text:style-name="P2">bash</text:p>
      <text:p text:style-name="P5"><text:span text:style-name="Source_20_Text"><text:span text:style-name="T1">sudo</text:span></text:span><text:span text:style-name="Source_20_Text"><text:span text:style-name="T2"> dnf </text:span></text:span><text:span text:style-name="Source_20_Text"><text:span text:style-name="T1">install</text:span></text:span><text:span text:style-name="Source_20_Text"><text:span text:style-name="T2"> dolphin</text:span></text:span></text:p>
      <text:p text:style-name="P2"><text:span text:style-name="Strong_20_Emphasis">Quick test option - use Firefox directly:</text:span> Since you're on Fedora Rawhide (development branch), you could also try uploading directly through Firefox without drag-and-drop:</text:p>
      <text:list text:style-name="L2">
        <text:list-item>
          <text:p text:style-name="P6">Open OneDrive in Firefox </text:p>
        </text:list-item>
        <text:list-item>
          <text:p text:style-name="P6">Use the "Upload" button in OneDrive's web interface </text:p>
        </text:list-item>
        <text:list-item>
          <text:p text:style-name="P7"><text:soft-page-break/>Navigate to your files in the file picker dialog </text:p>
        </text:list-item>
      </text:list>
      <text:p text:style-name="P2"><text:span text:style-name="Strong_20_Emphasis">Check system stability:</text:span> Since you got a segfault on package installation and you're running Rawhide, you might want to check:</text:p>
      <text:p text:style-name="P2">bash</text:p>
      <text:p text:style-name="P5"><text:span text:style-name="Source_20_Text"><text:span text:style-name="T1">sudo</text:span></text:span><text:span text:style-name="Source_20_Text"><text:span text:style-name="T2"> dnf update</text:span></text:span></text:p>
      <text:p text:style-name="P5"><text:span text:style-name="Source_20_Text"><text:span text:style-name="T1">sudo</text:span></text:span><text:span text:style-name="Source_20_Text"><text:span text:style-name="T2"> systemctl status</text:span></text:span></text:p>
      <text:p text:style-name="P2">Try the PCManFM-Qt option first - it's lightweight and should handle the drag-and-drop better than Thunar with Wayland.</text:p>
      <text:p text:style-name="P1">Claude does not have the ability to run the code it generates yet.</text:p>
      <text:p text:style-name="P1">R</text:p>
      <text:p text:style-name="P2">Even nautilus fails! When I drag and drop - nothing happens like uploading files from local drive to onedrive</text:p>
      <text:p text:style-name="P1">The drag-and-drop issue persists even with Nautilus, which suggests this is a deeper Wayland/browser compatibility problem rather than just a Thunar issue. Here are some targeted solutions:</text:p>
      <text:p text:style-name="P2"><text:span text:style-name="Strong_20_Emphasis">Check your browser's Wayland support:</text:span></text:p>
      <text:p text:style-name="P2">bash</text:p>
      <text:p text:style-name="P8"><text:span text:style-name="Source_20_Text"><text:span text:style-name="T3"># See if Firefox is running native Wayland or XWayland</text:span></text:span></text:p>
      <text:p text:style-name="P5"><text:span text:style-name="Source_20_Text"><text:span text:style-name="T2">xlsclients </text:span></text:span><text:span text:style-name="Source_20_Text"><text:span text:style-name="T1">|</text:span></text:span><text:span text:style-name="Source_20_Text"><text:span text:style-name="T2"> </text:span></text:span><text:span text:style-name="Source_20_Text"><text:span text:style-name="T1">grep</text:span></text:span><text:span text:style-name="Source_20_Text"><text:span text:style-name="T2"> -i firefox</text:span></text:span></text:p>
      <text:p text:style-name="P2"><text:span text:style-name="Strong_20_Emphasis">Force Firefox to use native Wayland</text:span> (if not already):</text:p>
      <text:p text:style-name="P2">bash</text:p>
      <text:p text:style-name="P8"><text:span text:style-name="Source_20_Text"><text:span text:style-name="T3"># Add to ~/.bashrc or run before launching Firefox</text:span></text:span></text:p>
      <text:p text:style-name="P5"><text:span text:style-name="Source_20_Text"><text:span text:style-name="T4">export</text:span></text:span><text:span text:style-name="Source_20_Text"><text:span text:style-name="T2"> </text:span></text:span><text:span text:style-name="Source_20_Text"><text:span text:style-name="T1">MOZ_ENABLE_WAYLAND=</text:span></text:span><text:span text:style-name="Source_20_Text"><text:span text:style-name="T4">1</text:span></text:span></text:p>
      <text:p text:style-name="P9"><text:span text:style-name="Source_20_Text"><text:span text:style-name="T2">firefox</text:span></text:span></text:p>
      <text:p text:style-name="P2"><text:span text:style-name="Strong_20_Emphasis">Try a different browser approach:</text:span></text:p>
      <text:list text:style-name="L3">
        <text:list-item>
          <text:p text:style-name="P10"><text:span text:style-name="Strong_20_Emphasis">Chromium/Chrome</text:span>: Often has better drag-and-drop on Wayland </text:p>
        </text:list-item>
      </text:list>
      <text:p text:style-name="P2">bash</text:p>
      <text:p text:style-name="P5"><text:span text:style-name="Source_20_Text"><text:span text:style-name="T1">sudo</text:span></text:span><text:span text:style-name="Source_20_Text"><text:span text:style-name="T2"> dnf </text:span></text:span><text:span text:style-name="Source_20_Text"><text:span text:style-name="T1">install</text:span></text:span><text:span text:style-name="Source_20_Text"><text:span text:style-name="T2"> chromium-browser</text:span></text:span></text:p>
      <text:p text:style-name="P8"><text:span text:style-name="Source_20_Text"><text:span text:style-name="T3"># Launch with Wayland flags</text:span></text:span></text:p>
      <text:p text:style-name="P5"><text:span text:style-name="Source_20_Text"><text:span text:style-name="T2">chromium --enable-features</text:span></text:span><text:span text:style-name="Source_20_Text"><text:span text:style-name="T1">=</text:span></text:span><text:span text:style-name="Source_20_Text"><text:span text:style-name="T2">UseOzonePlatform --ozone-platform</text:span></text:span><text:span text:style-name="Source_20_Text"><text:span text:style-name="T1">=</text:span></text:span><text:span text:style-name="Source_20_Text"><text:span text:style-name="T2">wayland</text:span></text:span></text:p>
      <text:p text:style-name="P2"><text:span text:style-name="Strong_20_Emphasis">Alternative upload methods that definitely work:</text:span></text:p>
      <text:list text:style-name="L4">
        <text:list-item>
          <text:p text:style-name="P11"><text:span text:style-name="Strong_20_Emphasis">OneDrive web interface upload button</text:span>: Click "Upload" → "Files" in OneDrive web interface instead of dragging </text:p>
        </text:list-item>
        <text:list-item>
          <text:p text:style-name="P12"><text:span text:style-name="Strong_20_Emphasis">Command line OneDrive client</text:span>: </text:p>
        </text:list-item>
      </text:list>
      <text:p text:style-name="P2">bash</text:p>
      <text:p text:style-name="P5"><text:soft-page-break/><text:span text:style-name="Source_20_Text"><text:span text:style-name="T1">sudo</text:span></text:span><text:span text:style-name="Source_20_Text"><text:span text:style-name="T2"> dnf </text:span></text:span><text:span text:style-name="Source_20_Text"><text:span text:style-name="T1">install</text:span></text:span><text:span text:style-name="Source_20_Text"><text:span text:style-name="T2"> onedrive</text:span></text:span></text:p>
      <text:p text:style-name="P9"><text:span text:style-name="Source_20_Text"><text:span text:style-name="T2">onedrive --synchronize</text:span></text:span></text:p>
      <text:p text:style-name="P5"><text:span text:style-name="Source_20_Text"><text:span text:style-name="T5"># Then just copy files to ~/OneDrive/ folder</text:span></text:span></text:p>
      <text:list text:style-name="L5">
        <text:list-item>
          <text:p text:style-name="P13"><text:span text:style-name="Strong_20_Emphasis">Use rclone</text:span> for OneDrive: </text:p>
        </text:list-item>
      </text:list>
      <text:p text:style-name="P2">bash</text:p>
      <text:p text:style-name="P5"><text:span text:style-name="Source_20_Text"><text:span text:style-name="T1">sudo</text:span></text:span><text:span text:style-name="Source_20_Text"><text:span text:style-name="T2"> dnf </text:span></text:span><text:span text:style-name="Source_20_Text"><text:span text:style-name="T1">install</text:span></text:span><text:span text:style-name="Source_20_Text"><text:span text:style-name="T2"> rclone</text:span></text:span></text:p>
      <text:p text:style-name="P5"><text:span text:style-name="Source_20_Text"><text:span text:style-name="T2">rclone config <text:s/></text:span></text:span><text:span text:style-name="Source_20_Text"><text:span text:style-name="T5"># Set up OneDrive</text:span></text:span></text:p>
      <text:p text:style-name="P9"><text:span text:style-name="Source_20_Text"><text:span text:style-name="T2">rclone copy /path/to/local/files onedrive:remote/path</text:span></text:span></text:p>
      <text:p text:style-name="P2"><text:span text:style-name="Strong_20_Emphasis">Most reliable immediate solution</text:span>: Use OneDrive's web upload button instead of drag-and-drop. The drag-and-drop between file managers and web browsers on Wayland is notoriously unreliable, especially on development distributions like Rawhide.</text:p>
      <text:p text:style-name="P1">Claude does not have the ability to run the code it generates yet.</text:p>
      <text:p text:style-name="P1">R</text:p>
      <text:p text:style-name="P2">Tell me further about this: I installed onedrive package: sudo dnf install onedrive onedrive --synchronize # Then just copy files to ~/OneDrive/ folder</text:p>
      <text:p text:style-name="P1">Great choice! The OneDrive Linux client creates a local sync folder that automatically syncs with your OneDrive cloud storage. Here's the complete setup:</text:p>
      <text:p text:style-name="P2"><text:span text:style-name="Strong_20_Emphasis">Initial Configuration:</text:span></text:p>
      <text:p text:style-name="P2">bash</text:p>
      <text:p text:style-name="P8"><text:span text:style-name="Source_20_Text"><text:span text:style-name="T3"># First, authorize the client with your Microsoft account</text:span></text:span></text:p>
      <text:p text:style-name="P9"><text:span text:style-name="Source_20_Text"><text:span text:style-name="T2">onedrive --auth-url</text:span></text:span></text:p>
      <text:p text:style-name="P9"/>
      <text:p text:style-name="P8"><text:span text:style-name="Source_20_Text"><text:span text:style-name="T3"># This will give you a URL - open it in your browser, sign in to Microsoft</text:span></text:span></text:p>
      <text:p text:style-name="P5"><text:span text:style-name="Source_20_Text"><text:span text:style-name="T5"># Copy the response URL back to the terminal when prompted</text:span></text:span></text:p>
      <text:p text:style-name="P2"><text:span text:style-name="Strong_20_Emphasis">Set up synchronization:</text:span></text:p>
      <text:p text:style-name="P2">bash</text:p>
      <text:p text:style-name="P8"><text:span text:style-name="Source_20_Text"><text:span text:style-name="T3"># Create the config and start first sync</text:span></text:span></text:p>
      <text:p text:style-name="P9"><text:span text:style-name="Source_20_Text"><text:span text:style-name="T2">onedrive --synchronize</text:span></text:span></text:p>
      <text:p text:style-name="P9"/>
      <text:p text:style-name="P5"><text:span text:style-name="Source_20_Text"><text:span text:style-name="T5"># This creates ~/OneDrive/ folder and downloads your existing files</text:span></text:span></text:p>
      <text:p text:style-name="P2"><text:span text:style-name="Strong_20_Emphasis">Daily Usage:</text:span></text:p>
      <text:p text:style-name="P2">bash</text:p>
      <text:p text:style-name="P8"><text:span text:style-name="Source_20_Text"><text:span text:style-name="T3"># Copy files to the OneDrive folder - they'll sync automatically</text:span></text:span></text:p>
      <text:p text:style-name="P5"><text:soft-page-break/><text:span text:style-name="Source_20_Text"><text:span text:style-name="T1">cp</text:span></text:span><text:span text:style-name="Source_20_Text"><text:span text:style-name="T2"> /path/to/your/files ~/OneDrive/</text:span></text:span></text:p>
      <text:p text:style-name="P9"/>
      <text:p text:style-name="P8"><text:span text:style-name="Source_20_Text"><text:span text:style-name="T3"># Or move entire directories</text:span></text:span></text:p>
      <text:p text:style-name="P5"><text:span text:style-name="Source_20_Text"><text:span text:style-name="T1">mv</text:span></text:span><text:span text:style-name="Source_20_Text"><text:span text:style-name="T2"> /path/to/directory ~/OneDrive/</text:span></text:span></text:p>
      <text:p text:style-name="P9"/>
      <text:p text:style-name="P8"><text:span text:style-name="Source_20_Text"><text:span text:style-name="T3"># Check sync status</text:span></text:span></text:p>
      <text:p text:style-name="P9"><text:span text:style-name="Source_20_Text"><text:span text:style-name="T2">onedrive --monitor --verbose</text:span></text:span></text:p>
      <text:p text:style-name="P2"><text:span text:style-name="Strong_20_Emphasis">Automatic Background Sync:</text:span></text:p>
      <text:p text:style-name="P2">bash</text:p>
      <text:p text:style-name="P8"><text:span text:style-name="Source_20_Text"><text:span text:style-name="T3"># Enable systemd service for automatic syncing</text:span></text:span></text:p>
      <text:p text:style-name="P5"><text:span text:style-name="Source_20_Text"><text:span text:style-name="T2">systemctl --user </text:span></text:span><text:span text:style-name="Source_20_Text"><text:span text:style-name="T4">enable</text:span></text:span><text:span text:style-name="Source_20_Text"><text:span text:style-name="T2"> onedrive</text:span></text:span></text:p>
      <text:p text:style-name="P9"><text:span text:style-name="Source_20_Text"><text:span text:style-name="T2">systemctl --user start onedrive</text:span></text:span></text:p>
      <text:p text:style-name="P9"/>
      <text:p text:style-name="P8"><text:span text:style-name="Source_20_Text"><text:span text:style-name="T3"># Check if it's running</text:span></text:span></text:p>
      <text:p text:style-name="P9"><text:span text:style-name="Source_20_Text"><text:span text:style-name="T2">systemctl --user status onedrive</text:span></text:span></text:p>
      <text:p text:style-name="P2"><text:span text:style-name="Strong_20_Emphasis">Configuration Options:</text:span></text:p>
      <text:p text:style-name="P2">bash</text:p>
      <text:p text:style-name="P8"><text:span text:style-name="Source_20_Text"><text:span text:style-name="T3"># Edit config file if needed</text:span></text:span></text:p>
      <text:p text:style-name="P5"><text:span text:style-name="Source_20_Text"><text:span text:style-name="T1">nano</text:span></text:span><text:span text:style-name="Source_20_Text"><text:span text:style-name="T2"> ~/.config/onedrive/config</text:span></text:span></text:p>
      <text:p text:style-name="P9"/>
      <text:p text:style-name="P8"><text:span text:style-name="Source_20_Text"><text:span text:style-name="T3"># Common options:</text:span></text:span></text:p>
      <text:p text:style-name="P8"><text:span text:style-name="Source_20_Text"><text:span text:style-name="T3"># sync_dir = "~/OneDrive" <text:s/># Change sync location</text:span></text:span></text:p>
      <text:p text:style-name="P8"><text:span text:style-name="Source_20_Text"><text:span text:style-name="T3"># skip_file = "*.tmp" <text:s text:c="5"/># Skip certain file types</text:span></text:span></text:p>
      <text:p text:style-name="P5"><text:span text:style-name="Source_20_Text"><text:span text:style-name="T5"># monitor_interval = 300 <text:s text:c="2"/># Sync check frequency (seconds)</text:span></text:span></text:p>
      <text:p text:style-name="P2">Now you can just drag files to <text:span text:style-name="Source_20_Text">~/OneDrive/</text:span> in Thunar/Nautilus and they'll automatically upload to OneDrive cloud storage. Much more reliable than web drag-and-drop!</text:p>
      <text:p text:style-name="P1">Claude does not have the ability to run the code it generates yet.</text:p>
      <text:p text:style-name="P1">R</text:p>
      <text:p text:style-name="P2">I think to authorize, this option will work:</text:p>
      <text:p text:style-name="P2">--get-sharepoint-drive-id ARG Query and return the Office 365 Drive ID for a given Office 365 SharePoint Shared Library</text:p>
      <text:p text:style-name="P1"><text:soft-page-break/>Actually, <text:span text:style-name="Source_20_Text">--get-sharepoint-drive-id</text:span> is for SharePoint shared libraries, not personal OneDrive authorization. For basic OneDrive setup, you'll want:</text:p>
      <text:p text:style-name="P2"><text:span text:style-name="Strong_20_Emphasis">For personal OneDrive authorization:</text:span></text:p>
      <text:p text:style-name="P2">bash</text:p>
      <text:p text:style-name="P5"><text:span text:style-name="Source_20_Text"><text:span text:style-name="T2">onedrive --auth-url</text:span></text:span></text:p>
      <text:p text:style-name="P2">This generates the URL you visit in browser to sign in and authorize.</text:p>
      <text:p text:style-name="P2"><text:span text:style-name="Strong_20_Emphasis">For display auth URL (alternative):</text:span></text:p>
      <text:p text:style-name="P2">bash</text:p>
      <text:p text:style-name="P5"><text:span text:style-name="Source_20_Text"><text:span text:style-name="T2">onedrive --display-auth-uri</text:span></text:span></text:p>
      <text:p text:style-name="P2"><text:span text:style-name="Strong_20_Emphasis">The SharePoint option you mentioned is different:</text:span></text:p>
      <text:p text:style-name="P2">bash</text:p>
      <text:p text:style-name="P5"><text:span text:style-name="Source_20_Text"><text:span text:style-name="T2">onedrive --get-sharepoint-drive-id </text:span></text:span><text:span text:style-name="Source_20_Text"><text:span text:style-name="T6">"Site Name"</text:span></text:span></text:p>
      <text:p text:style-name="P2">This is only used when you want to sync a specific SharePoint site/library rather than your personal OneDrive.</text:p>
      <text:p text:style-name="P2"><text:span text:style-name="Strong_20_Emphasis">Complete authorization flow:</text:span></text:p>
      <text:list text:style-name="L6">
        <text:list-item>
          <text:p text:style-name="P14">Run <text:span text:style-name="Source_20_Text">onedrive --auth-url</text:span> </text:p>
        </text:list-item>
        <text:list-item>
          <text:p text:style-name="P14">Copy the URL it provides </text:p>
        </text:list-item>
        <text:list-item>
          <text:p text:style-name="P14">Open URL in browser, sign into your Microsoft account </text:p>
        </text:list-item>
        <text:list-item>
          <text:p text:style-name="P14">Copy the final redirect URL back to terminal </text:p>
        </text:list-item>
        <text:list-item>
          <text:p text:style-name="P15">Press Enter to complete authorization </text:p>
        </text:list-item>
      </text:list>
      <text:p text:style-name="P2"><text:span text:style-name="Strong_20_Emphasis">Then sync:</text:span></text:p>
      <text:p text:style-name="P2">bash</text:p>
      <text:p text:style-name="P5"><text:span text:style-name="Source_20_Text"><text:span text:style-name="T2">onedrive --synchronize</text:span></text:span></text:p>
      <text:p text:style-name="P2">Are you trying to sync a SharePoint site specifically, or just your regular personal OneDrive? For personal OneDrive (most common case), stick with <text:span text:style-name="Source_20_Text">--auth-url</text:span>.</text:p>
      <text:p text:style-name="P1">Claude does not have the ability to run the code it generates yet.</text:p>
      <text:p text:style-name="P1">R</text:p>
      <text:p text:style-name="P2">Check again: admin@fedora-rh-nvme-external:~$ onedrive --auth-url Unrecognized option --auth-url Try 'onedrive -h' for more information</text:p>
      <text:p text:style-name="P1">You're right, let me check the correct options. Let's see what's available:</text:p>
      <text:p text:style-name="P2">bash</text:p>
      <text:p text:style-name="P5"><text:span text:style-name="Source_20_Text"><text:span text:style-name="T2">onedrive -h</text:span></text:span></text:p>
      <text:p text:style-name="P2">Or try:</text:p>
      <text:p text:style-name="P2">bash</text:p>
      <text:p text:style-name="P5"><text:span text:style-name="Source_20_Text"><text:span text:style-name="T2">onedrive --help</text:span></text:span></text:p>
      <text:p text:style-name="P2"><text:soft-page-break/>The correct authorization command is likely one of these:</text:p>
      <text:p text:style-name="P2">bash</text:p>
      <text:p text:style-name="P8"><text:span text:style-name="Source_20_Text"><text:span text:style-name="T3"># Try these alternatives:</text:span></text:span></text:p>
      <text:p text:style-name="P9"><text:span text:style-name="Source_20_Text"><text:span text:style-name="T2">onedrive --display-auth-uri</text:span></text:span></text:p>
      <text:p text:style-name="P2">bash</text:p>
      <text:p text:style-name="P5"><text:span text:style-name="Source_20_Text"><text:span text:style-name="T2">onedrive --auth</text:span></text:span></text:p>
      <text:p text:style-name="P2">bash</text:p>
      <text:p text:style-name="P5"><text:span text:style-name="Source_20_Text"><text:span text:style-name="T2">onedrive --authorize</text:span></text:span></text:p>
      <text:p text:style-name="P2">Without seeing the help output, I was using outdated syntax. The OneDrive client has changed its command structure over versions.</text:p>
      <text:p text:style-name="P2">Can you run <text:span text:style-name="Source_20_Text">onedrive --help</text:span> and paste the authorization-related options? That will show us the correct current syntax for your version of the OneDrive client.</text:p>
      <text:p text:style-name="P2">The SharePoint option you mentioned earlier (<text:span text:style-name="Source_20_Text">--get-sharepoint-drive-id</text:span>) is indeed available, but that's for a different use case. We need to see what the current auth command actually is.</text:p>
      <text:p text:style-name="P1">Claude does not have the ability to run the code it generates yet.</text:p>
      <text:p text:style-name="P1">R</text:p>
      <text:p text:style-name="P2">admin@fedora-rh-nvme-external:~$ onedrive --auth-url Unrecognized option --auth-url Try 'onedrive -h' for more information admin@fedora-rh-nvme-external:~$ onedrive --display-auth-uri Unrecognized option --display-auth-uri Try 'onedrive -h' for more information admin@fedora-rh-nvme-external:~$ onedrive --auth Unrecognized option --auth Try 'onedrive -h' for more information admin@fedora-rh-nvme-external:~$ onedrive --authorize Unrecognized option --authorize Try 'onedrive -h' for more information</text:p>
      <text:p text:style-name="P1">Let's see what options are actually available:</text:p>
      <text:p text:style-name="P2">bash</text:p>
      <text:p text:style-name="P5"><text:span text:style-name="Source_20_Text"><text:span text:style-name="T2">onedrive -h</text:span></text:span></text:p>
      <text:p text:style-name="P2">or</text:p>
      <text:p text:style-name="P2">bash</text:p>
      <text:p text:style-name="P5"><text:span text:style-name="Source_20_Text"><text:span text:style-name="T2">onedrive --help</text:span></text:span></text:p>
      <text:p text:style-name="P2">It seems like this version of the OneDrive client has different command syntax than I expected. The help output will show us the correct authorization command.</text:p>
      <text:p text:style-name="P2">Alternatively, you might need to run it without any flags first:</text:p>
      <text:p text:style-name="P2">bash</text:p>
      <text:p text:style-name="P5"><text:span text:style-name="Source_20_Text"><text:span text:style-name="T2">onedrive</text:span></text:span></text:p>
      <text:p text:style-name="P2">Some versions of the OneDrive client will automatically prompt for authorization when run for the first time without any arguments.</text:p>
      <text:p text:style-name="P2"><text:soft-page-break/>Can you share the output of <text:span text:style-name="Source_20_Text">onedrive -h</text:span> so we can see what the correct authorization syntax is for your version?</text:p>
      <text:p text:style-name="P1">Claude does not have the ability to run the code it generates yet.</text:p>
      <text:p text:style-name="P1">R</text:p>
      <text:p text:style-name="P2">Okay authorization done! Now how to upload selected files? See help.</text:p>
      <text:p text:style-name="P1">Great! Now that you're authorized, let's see how to upload specific files. Can you share the output of:</text:p>
      <text:p text:style-name="P2">bash</text:p>
      <text:p text:style-name="P5"><text:span text:style-name="Source_20_Text"><text:span text:style-name="T2">onedrive -h</text:span></text:span></text:p>
      <text:p text:style-name="P2">This will show us the available commands for your specific version.</text:p>
      <text:p text:style-name="P2"><text:span text:style-name="Strong_20_Emphasis">Common approaches based on typical OneDrive client behavior:</text:span></text:p>
      <text:list text:style-name="L7">
        <text:list-item>
          <text:p text:style-name="P16"><text:span text:style-name="Strong_20_Emphasis">Sync method</text:span> (most common): </text:p>
        </text:list-item>
      </text:list>
      <text:p text:style-name="P2">bash</text:p>
      <text:p text:style-name="P8"><text:span text:style-name="Source_20_Text"><text:span text:style-name="T3"># Copy files to the sync folder</text:span></text:span></text:p>
      <text:p text:style-name="P5"><text:span text:style-name="Source_20_Text"><text:span text:style-name="T1">cp</text:span></text:span><text:span text:style-name="Source_20_Text"><text:span text:style-name="T2"> /path/to/your/files ~/OneDrive/</text:span></text:span></text:p>
      <text:p text:style-name="P8"><text:span text:style-name="Source_20_Text"><text:span text:style-name="T3"># Then run sync</text:span></text:span></text:p>
      <text:p text:style-name="P9"><text:span text:style-name="Source_20_Text"><text:span text:style-name="T2">onedrive --synchronize</text:span></text:span></text:p>
      <text:list text:style-name="L8">
        <text:list-item>
          <text:p text:style-name="P17"><text:span text:style-name="Strong_20_Emphasis">Monitor mode</text:span> (continuous sync): </text:p>
        </text:list-item>
      </text:list>
      <text:p text:style-name="P2">bash</text:p>
      <text:p text:style-name="P5"><text:span text:style-name="Source_20_Text"><text:span text:style-name="T2">onedrive --monitor</text:span></text:span></text:p>
      <text:list text:style-name="L9">
        <text:list-item>
          <text:p text:style-name="P18"><text:span text:style-name="Strong_20_Emphasis">Upload specific files</text:span> (if supported): There might be an <text:span text:style-name="Source_20_Text">--upload</text:span> or similar option in your version. </text:p>
        </text:list-item>
      </text:list>
      <text:p text:style-name="P2">But let's see the help output first to know the exact syntax for your version. Different distributions and versions of the OneDrive client can have quite different command structures.</text:p>
      <text:p text:style-name="P2">Once we see the help, I can give you the precise commands for uploading your selected files.</text:p>
      <text:p text:style-name="P1">Claude does not have the ability to run the code it generates yet.</text:p>
      <text:p text:style-name="P1">R</text:p>
      <text:p text:style-name="P2">Why not use this directly? onedrive --synchronize</text:p>
      <text:p text:style-name="P2">This fails:</text:p>
      <text:p text:style-name="P2">dmin@fedora-rh-nvme-external:~$ cp -rfv *.sh ~/Onedrive cp: target '/home/admin/Onedrive': No such file or directory</text:p>
      <text:p text:style-name="P1">The directory name is case-sensitive! It should be <text:span text:style-name="Source_20_Text">OneDrive</text:span> (capital O and D), not <text:span text:style-name="Source_20_Text">Onedrive</text:span>.</text:p>
      <text:p text:style-name="P2">Try:</text:p>
      <text:p text:style-name="P2">bash</text:p>
      <text:p text:style-name="P5"><text:span text:style-name="Source_20_Text"><text:span text:style-name="T1">ls</text:span></text:span><text:span text:style-name="Source_20_Text"><text:span text:style-name="T2"> -la ~ </text:span></text:span><text:span text:style-name="Source_20_Text"><text:span text:style-name="T1">|</text:span></text:span><text:span text:style-name="Source_20_Text"><text:span text:style-name="T2"> </text:span></text:span><text:span text:style-name="Source_20_Text"><text:span text:style-name="T1">grep</text:span></text:span><text:span text:style-name="Source_20_Text"><text:span text:style-name="T2"> -i onedrive</text:span></text:span></text:p>
      <text:p text:style-name="P2"><text:soft-page-break/>This will show you the exact directory name that was created.</text:p>
      <text:p text:style-name="P2">Most likely it's:</text:p>
      <text:p text:style-name="P2">bash</text:p>
      <text:p text:style-name="P5"><text:span text:style-name="Source_20_Text"><text:span text:style-name="T1">cp</text:span></text:span><text:span text:style-name="Source_20_Text"><text:span text:style-name="T2"> -rfv *.sh ~/OneDrive/</text:span></text:span></text:p>
      <text:p text:style-name="P2">If the directory doesn't exist yet, you might need to:</text:p>
      <text:list text:style-name="L10">
        <text:list-item>
          <text:p text:style-name="P19"><text:span text:style-name="Strong_20_Emphasis">First run the sync to create the folder:</text:span> </text:p>
        </text:list-item>
      </text:list>
      <text:p text:style-name="P2">bash</text:p>
      <text:p text:style-name="P5"><text:span text:style-name="Source_20_Text"><text:span text:style-name="T2">onedrive --synchronize</text:span></text:span></text:p>
      <text:list text:style-name="L11">
        <text:list-item>
          <text:p text:style-name="P20"><text:span text:style-name="Strong_20_Emphasis">Then check what directory was created:</text:span> </text:p>
        </text:list-item>
      </text:list>
      <text:p text:style-name="P2">bash</text:p>
      <text:p text:style-name="P5"><text:span text:style-name="Source_20_Text"><text:span text:style-name="T1">ls</text:span></text:span><text:span text:style-name="Source_20_Text"><text:span text:style-name="T2"> -la ~ </text:span></text:span><text:span text:style-name="Source_20_Text"><text:span text:style-name="T1">|</text:span></text:span><text:span text:style-name="Source_20_Text"><text:span text:style-name="T2"> </text:span></text:span><text:span text:style-name="Source_20_Text"><text:span text:style-name="T1">grep</text:span></text:span><text:span text:style-name="Source_20_Text"><text:span text:style-name="T2"> -i drive</text:span></text:span></text:p>
      <text:list text:style-name="L12">
        <text:list-item>
          <text:p text:style-name="P21"><text:span text:style-name="Strong_20_Emphasis">Then copy your files:</text:span> </text:p>
        </text:list-item>
      </text:list>
      <text:p text:style-name="P2">bash</text:p>
      <text:p text:style-name="P5"><text:span text:style-name="Source_20_Text"><text:span text:style-name="T1">cp</text:span></text:span><text:span text:style-name="Source_20_Text"><text:span text:style-name="T2"> -rfv *.sh ~/OneDrive/</text:span></text:span></text:p>
      <text:list text:style-name="L13">
        <text:list-item>
          <text:p text:style-name="P22"><text:span text:style-name="Strong_20_Emphasis">Run sync again to upload:</text:span> </text:p>
        </text:list-item>
      </text:list>
      <text:p text:style-name="P2">bash</text:p>
      <text:p text:style-name="P5"><text:span text:style-name="Source_20_Text"><text:span text:style-name="T2">onedrive --synchronize</text:span></text:span></text:p>
      <text:p text:style-name="P2">The <text:span text:style-name="Source_20_Text">--synchronize</text:span> command should both download existing files from OneDrive (creating the local folder) and upload any new files you've added to the local folder.</text:p>
      <text:p text:style-name="P2">What's the output when you run <text:span text:style-name="Source_20_Text">onedrive --synchronize</text:span> the first time?</text:p>
      <text:p text:style-name="P1">Claude does not have the ability to run the code it generates yet.</text:p>
      <text:p text:style-name="P1">R</text:p>
      <text:p text:style-name="P2">See Onedrive --sync created Ondrive and downloaded everything. but see: admin@fedora-rh-nvme-external:~$ cp -rfv *.sh ~/Onedrive cp: target '/home/admin/Onedrive': No such file or directory</text:p>
      <text:p text:style-name="P2">Why I cannot access it even though it is there (ls -al)?</text:p>
      <text:p text:style-name="P1">Let's check exactly what directory was created and its permissions:</text:p>
      <text:p text:style-name="P2">bash</text:p>
      <text:p text:style-name="P5"><text:span text:style-name="Source_20_Text"><text:span text:style-name="T1">ls</text:span></text:span><text:span text:style-name="Source_20_Text"><text:span text:style-name="T2"> -la ~ </text:span></text:span><text:span text:style-name="Source_20_Text"><text:span text:style-name="T1">|</text:span></text:span><text:span text:style-name="Source_20_Text"><text:span text:style-name="T2"> </text:span></text:span><text:span text:style-name="Source_20_Text"><text:span text:style-name="T1">grep</text:span></text:span><text:span text:style-name="Source_20_Text"><text:span text:style-name="T2"> -i drive</text:span></text:span></text:p>
      <text:p text:style-name="P2">Also check:</text:p>
      <text:p text:style-name="P2">bash</text:p>
      <text:p text:style-name="P5"><text:span text:style-name="Source_20_Text"><text:span text:style-name="T1">ls</text:span></text:span><text:span text:style-name="Source_20_Text"><text:span text:style-name="T2"> -la ~/On*</text:span></text:span></text:p>
      <text:p text:style-name="P2">The issue could be:</text:p>
      <text:list text:style-name="L14">
        <text:list-item>
          <text:p text:style-name="P23"><text:span text:style-name="Strong_20_Emphasis">Exact spelling</text:span> - It might be <text:span text:style-name="Source_20_Text">OneDrive</text:span> (capital O and D) not <text:span text:style-name="Source_20_Text">Onedrive</text:span> </text:p>
        </text:list-item>
        <text:list-item>
          <text:p text:style-name="P23"><text:soft-page-break/><text:span text:style-name="Strong_20_Emphasis">Permissions</text:span> - The directory might not have write permissions </text:p>
        </text:list-item>
        <text:list-item>
          <text:p text:style-name="P24"><text:span text:style-name="Strong_20_Emphasis">Hidden characters</text:span> - Sometimes there are Unicode or special characters </text:p>
        </text:list-item>
      </text:list>
      <text:p text:style-name="P2">Try these to diagnose:</text:p>
      <text:p text:style-name="P2">bash</text:p>
      <text:p text:style-name="P8"><text:span text:style-name="Source_20_Text"><text:span text:style-name="T3"># Check exact name and permissions</text:span></text:span></text:p>
      <text:p text:style-name="P5"><text:span text:style-name="Source_20_Text"><text:span text:style-name="T1">find</text:span></text:span><text:span text:style-name="Source_20_Text"><text:span text:style-name="T2"> ~ -maxdepth </text:span></text:span><text:span text:style-name="Source_20_Text"><text:span text:style-name="T4">1</text:span></text:span><text:span text:style-name="Source_20_Text"><text:span text:style-name="T2"> -type d -iname </text:span></text:span><text:span text:style-name="Source_20_Text"><text:span text:style-name="T6">"*drive*"</text:span></text:span><text:span text:style-name="Source_20_Text"><text:span text:style-name="T2"> -ls</text:span></text:span></text:p>
      <text:p text:style-name="P9"/>
      <text:p text:style-name="P8"><text:span text:style-name="Source_20_Text"><text:span text:style-name="T3"># Try tab completion to see exact name</text:span></text:span></text:p>
      <text:p text:style-name="P5"><text:span text:style-name="Source_20_Text"><text:span text:style-name="T1">ls</text:span></text:span><text:span text:style-name="Source_20_Text"><text:span text:style-name="T2"> ~/On[TAB][TAB]</text:span></text:span></text:p>
      <text:p text:style-name="P9"/>
      <text:p text:style-name="P8"><text:span text:style-name="Source_20_Text"><text:span text:style-name="T3"># Check if it's a symlink or has weird permissions</text:span></text:span></text:p>
      <text:p text:style-name="P5"><text:span text:style-name="Source_20_Text"><text:span text:style-name="T1">stat</text:span></text:span><text:span text:style-name="Source_20_Text"><text:span text:style-name="T2"> ~/OneDrive</text:span></text:span></text:p>
      <text:p text:style-name="P2">Also try:</text:p>
      <text:p text:style-name="P2">bash</text:p>
      <text:p text:style-name="P8"><text:span text:style-name="Source_20_Text"><text:span text:style-name="T3"># Use quotes in case of spaces</text:span></text:span></text:p>
      <text:p text:style-name="P5"><text:span text:style-name="Source_20_Text"><text:span text:style-name="T1">cp</text:span></text:span><text:span text:style-name="Source_20_Text"><text:span text:style-name="T2"> -rfv *.sh </text:span></text:span><text:span text:style-name="Source_20_Text"><text:span text:style-name="T6">"~/OneDrive/"</text:span></text:span></text:p>
      <text:p text:style-name="P9"/>
      <text:p text:style-name="P8"><text:span text:style-name="Source_20_Text"><text:span text:style-name="T3"># Or escape special characters</text:span></text:span></text:p>
      <text:p text:style-name="P5"><text:span text:style-name="Source_20_Text"><text:span text:style-name="T1">cp</text:span></text:span><text:span text:style-name="Source_20_Text"><text:span text:style-name="T2"> -rfv *.sh ~/OneDrive/</text:span></text:span></text:p>
      <text:p text:style-name="P2">What's the output of <text:span text:style-name="Source_20_Text">ls -la ~ | grep -i drive</text:span>? That will show us the exact directory name and permissions.</text:p>
      <text:p text:style-name="P1">Claude does not have the ability to run the code it generates yet.</text:p>
      <text:p text:style-name="P1">R</text:p>
      <text:p text:style-name="P2">admin@fedora-rh-nvme-external:~$ ls -la ~ | grep -i drive drwx------. 1 admin admin 1154 Jul 19 16:29 OneDrive</text:p>
      <text:p text:style-name="P1">The directory exists as <text:span text:style-name="Source_20_Text">OneDrive</text:span> (with capital O and D), but you're trying to copy to <text:span text:style-name="Source_20_Text">Onedrive</text:span> (lowercase). Try:</text:p>
      <text:p text:style-name="P2">bash</text:p>
      <text:p text:style-name="P5"><text:span text:style-name="Source_20_Text"><text:span text:style-name="T1">cp</text:span></text:span><text:span text:style-name="Source_20_Text"><text:span text:style-name="T2"> -rfv *.sh ~/OneDrive/</text:span></text:span></text:p>
      <text:p text:style-name="P2">Note the capital <text:span text:style-name="Source_20_Text">O</text:span> and <text:span text:style-name="Source_20_Text">D</text:span> in <text:span text:style-name="Source_20_Text">OneDrive</text:span>.</text:p>
      <text:p text:style-name="P2">The directory permissions look fine (<text:span text:style-name="Source_20_Text">drwx------</text:span> means you have full read/write/execute access), so it's just a case-sensitivity issue in the path.</text:p>
      <text:p text:style-name="P2">After copying the files, run:</text:p>
      <text:p text:style-name="P2"><text:soft-page-break/>bash</text:p>
      <text:p text:style-name="P5"><text:span text:style-name="Source_20_Text"><text:span text:style-name="T2">onedrive --synchronize</text:span></text:span></text:p>
      <text:p text:style-name="P2">This will upload your <text:span text:style-name="Source_20_Text">.sh</text:span> files to OneDrive cloud storage.</text:p>
      <text:p text:style-name="P1">Claude does not have the ability to run the code it generates yet.</text:p>
      <text:p text:style-name="P1">R</text:p>
      <text:p text:style-name="P2">admin@fedora-rh-nvme-external:~$ cp -rfv *.sh ~/Onedrive/ cp: target '/home/admin/Onedrive/': No such file or directory admin@fedora-rh-nvme-external:~$ cd Onedrive bash: cd: Onedrive: No such file or directory</text:p>
      <text:p text:style-name="P1">You're still using lowercase <text:span text:style-name="Source_20_Text">Onedrive</text:span>. The directory is <text:span text:style-name="Source_20_Text">OneDrive</text:span> with capital O and D. Try:</text:p>
      <text:p text:style-name="P2">bash</text:p>
      <text:p text:style-name="P5"><text:span text:style-name="Source_20_Text"><text:span text:style-name="T1">cp</text:span></text:span><text:span text:style-name="Source_20_Text"><text:span text:style-name="T2"> -rfv *.sh ~/OneDrive/</text:span></text:span></text:p>
      <text:p text:style-name="P2">bash</text:p>
      <text:p text:style-name="P5"><text:span text:style-name="Source_20_Text"><text:span text:style-name="T4">cd</text:span></text:span><text:span text:style-name="Source_20_Text"><text:span text:style-name="T2"> OneDrive</text:span></text:span></text:p>
      <text:p text:style-name="P2">Look carefully at the difference:</text:p>
      <text:list text:style-name="L15">
        <text:list-item>
          <text:p text:style-name="P25">❌ <text:span text:style-name="Source_20_Text">Onedrive</text:span> (what you're typing) </text:p>
        </text:list-item>
        <text:list-item>
          <text:p text:style-name="P26">✅ <text:span text:style-name="Source_20_Text">OneDrive</text:span> (what actually exists) </text:p>
        </text:list-item>
      </text:list>
      <text:p text:style-name="P2">You can use tab completion to avoid the typo:</text:p>
      <text:p text:style-name="P2">bash</text:p>
      <text:p text:style-name="P5"><text:span text:style-name="Source_20_Text"><text:span text:style-name="T1">cp</text:span></text:span><text:span text:style-name="Source_20_Text"><text:span text:style-name="T2"> -rfv *.sh ~/On[TAB]</text:span></text:span></text:p>
      <text:p text:style-name="P2">The shell should auto-complete to <text:span text:style-name="Source_20_Text">~/OneDrive/</text:span> when you press Tab after typing <text:span text:style-name="Source_20_Text">~/On</text:span>.</text:p>
      <text:p text:style-name="P1">Claude does not have the ability to run the code it generates yet.</text:p>
      <text:p text:style-name="P1">R</text:p>
      <text:p text:style-name="P2">My bad! Did not see that coming! Resolved! Thanks!</text:p>
      <text:p text:style-name="P1">No worries! Case sensitivity in Linux directory names catches everyone at some point. Glad it's working now!</text:p>
      <text:p text:style-name="P2">Now your workflow is:</text:p>
      <text:list text:style-name="L16">
        <text:list-item>
          <text:p text:style-name="P27">Copy files to <text:span text:style-name="Source_20_Text">~/OneDrive/</text:span> </text:p>
        </text:list-item>
        <text:list-item>
          <text:p text:style-name="P27">Run <text:span text:style-name="Source_20_Text">onedrive --synchronize</text:span> to upload </text:p>
        </text:list-item>
        <text:list-item>
          <text:p text:style-name="P28">Or set up <text:span text:style-name="Source_20_Text">systemctl --user enable onedrive</text:span> for automatic syncing </text:p>
        </text:list-item>
      </text:list>
      <text:p text:style-name="P2">Much more reliable than the drag-and-drop issues you were having with the web interface in Sway. Enjoy your seamless file syncing!</text:p>
      <text:p text:style-name="P1">R</text:p>
      <text:p text:style-name="P2">Okay. That resolved. Now another issue. I forgot how to set audit log to 0 in kernel parameters to avoid annoying avc denial messages when selinux is updated.</text:p>
      <text:p text:style-name="P1">You can disable SELinux audit logs by adding kernel parameters. Here are the options:</text:p>
      <text:p text:style-name="P2"><text:soft-page-break/><text:span text:style-name="Strong_20_Emphasis">To disable audit completely:</text:span></text:p>
      <text:p text:style-name="P2">bash</text:p>
      <text:p text:style-name="P5"><text:span text:style-name="Source_20_Text"><text:span text:style-name="T1">sudo</text:span></text:span><text:span text:style-name="Source_20_Text"><text:span text:style-name="T2"> grubby --update-kernel</text:span></text:span><text:span text:style-name="Source_20_Text"><text:span text:style-name="T1">=</text:span></text:span><text:span text:style-name="Source_20_Text"><text:span text:style-name="T2">ALL --args</text:span></text:span><text:span text:style-name="Source_20_Text"><text:span text:style-name="T1">=</text:span></text:span><text:span text:style-name="Source_20_Text"><text:span text:style-name="T6">"audit=0"</text:span></text:span></text:p>
      <text:p text:style-name="P2"><text:span text:style-name="Strong_20_Emphasis">To disable only AVC denials (but keep other audit logs):</text:span></text:p>
      <text:p text:style-name="P2">bash</text:p>
      <text:p text:style-name="P5"><text:span text:style-name="Source_20_Text"><text:span text:style-name="T1">sudo</text:span></text:span><text:span text:style-name="Source_20_Text"><text:span text:style-name="T2"> grubby --update-kernel</text:span></text:span><text:span text:style-name="Source_20_Text"><text:span text:style-name="T1">=</text:span></text:span><text:span text:style-name="Source_20_Text"><text:span text:style-name="T2">ALL --args</text:span></text:span><text:span text:style-name="Source_20_Text"><text:span text:style-name="T1">=</text:span></text:span><text:span text:style-name="Source_20_Text"><text:span text:style-name="T6">"audit_deny=0"</text:span></text:span></text:p>
      <text:p text:style-name="P2"><text:span text:style-name="Strong_20_Emphasis">Alternative method - edit GRUB config directly:</text:span></text:p>
      <text:p text:style-name="P2">bash</text:p>
      <text:p text:style-name="P5"><text:span text:style-name="Source_20_Text"><text:span text:style-name="T1">sudo</text:span></text:span><text:span text:style-name="Source_20_Text"><text:span text:style-name="T2"> </text:span></text:span><text:span text:style-name="Source_20_Text"><text:span text:style-name="T1">nano</text:span></text:span><text:span text:style-name="Source_20_Text"><text:span text:style-name="T2"> /etc/default/grub</text:span></text:span></text:p>
      <text:p text:style-name="P2">Add <text:span text:style-name="Source_20_Text">audit=0</text:span> to the <text:span text:style-name="Source_20_Text">GRUB_CMDLINE_LINUX</text:span> line:</text:p>
      <text:p text:style-name="P5"><text:span text:style-name="Source_20_Text"><text:span text:style-name="T2">GRUB_CMDLINE_LINUX="... audit=0"</text:span></text:span></text:p>
      <text:p text:style-name="P2">Then regenerate GRUB config:</text:p>
      <text:p text:style-name="P2">bash</text:p>
      <text:p text:style-name="P5"><text:span text:style-name="Source_20_Text"><text:span text:style-name="T1">sudo</text:span></text:span><text:span text:style-name="Source_20_Text"><text:span text:style-name="T2"> grub2-mkconfig -o /boot/grub2/grub.cfg</text:span></text:span></text:p>
      <text:p text:style-name="P8"><text:span text:style-name="Source_20_Text"><text:span text:style-name="T3"># On UEFI systems:</text:span></text:span></text:p>
      <text:p text:style-name="P5"><text:span text:style-name="Source_20_Text"><text:span text:style-name="T1">sudo</text:span></text:span><text:span text:style-name="Source_20_Text"><text:span text:style-name="T2"> grub2-mkconfig -o /boot/efi/EFI/fedora/grub.cfg</text:span></text:span></text:p>
      <text:p text:style-name="P2"><text:span text:style-name="Strong_20_Emphasis">For systemd-boot (if you're using it):</text:span> Edit <text:span text:style-name="Source_20_Text">/boot/loader/entries/</text:span> files and add <text:span text:style-name="Source_20_Text">audit=0</text:span> to the options line.</text:p>
      <text:p text:style-name="P2"><text:span text:style-name="Strong_20_Emphasis">Reboot</text:span> after making changes.</text:p>
      <text:p text:style-name="P2">The <text:span text:style-name="Source_20_Text">grubby</text:span> method is usually easier and safer as it handles the GRUB config regeneration automatically. Use <text:span text:style-name="Source_20_Text">audit=0</text:span> to disable all audit logging, or <text:span text:style-name="Source_20_Text">audit_deny=0</text:span> to keep audit but suppress AVC denials specifically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64cm" fo:margin-bottom="0.94cm" fo:margin-left="1.482cm" fo:margin-right="1.5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6:38:09.818796774</meta:creation-date>
    <dc:date>2025-07-19T16:49:17.180411297</dc:date>
    <meta:editing-duration>PT2M15S</meta:editing-duration>
    <meta:editing-cycles>2</meta:editing-cycles>
    <meta:generator>LibreOffice/25.8.0.1$Linux_X86_64 LibreOffice_project/580$Build-1</meta:generator>
    <meta:document-statistic meta:table-count="0" meta:image-count="0" meta:object-count="0" meta:page-count="12" meta:paragraph-count="319" meta:word-count="2710" meta:character-count="17213" meta:non-whitespace-character-count="14867"/>
  </office:meta>
</office:document-meta>
</file>